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fo:color="#212529" style:font-name="Roboto" fo:font-size="12pt" fo:background-color="#f8f9fa" style:font-name-asian="Roboto1" style:font-size-asian="12pt" style:font-name-complex="Roboto1" style:font-size-complex="12pt"/>
    </style:style>
    <style:style style:name="P3" style:family="paragraph" style:parent-style-name="Standard">
      <loext:graphic-properties draw:fill="solid" draw:fill-color="#f8f9fa"/>
      <style:paragraph-properties fo:break-before="auto" fo:break-after="auto" fo:background-color="#f8f9fa"/>
      <style:text-properties fo:color="#212529" style:font-name="Roboto" fo:font-size="12pt" fo:background-color="#f8f9fa" style:font-name-asian="Roboto1" style:font-size-asian="12pt" style:font-name-complex="Roboto1" style:font-size-complex="12pt"/>
    </style:style>
    <style:style style:name="P4" style:family="paragraph" style:parent-style-name="Standard">
      <loext:graphic-properties draw:fill="solid" draw:fill-color="#f8f9fa"/>
      <style:paragraph-properties fo:break-before="auto" fo:break-after="auto" fo:background-color="#f8f9fa"/>
    </style:style>
    <style:style style:name="P5" style:family="paragraph" style:parent-style-name="Standard" style:list-style-name="WWNum1">
      <loext:graphic-properties draw:fill="solid" draw:fill-color="#f8f9fa"/>
      <style:paragraph-properties fo:margin-left="0.5in" fo:margin-right="0in" fo:margin-top="0in" fo:margin-bottom="0in" loext:contextual-spacing="false" fo:line-height="100%" fo:text-indent="-0.25in" style:auto-text-indent="false" fo:break-before="auto" fo:break-after="auto" fo:background-color="#f8f9fa"/>
    </style:style>
    <style:style style:name="P6" style:family="paragraph" style:parent-style-name="Standard" style:list-style-name="WWNum12">
      <loext:graphic-properties draw:fill="solid" draw:fill-color="#f8f9fa"/>
      <style:paragraph-properties fo:margin-left="0.5in" fo:margin-right="0in" fo:margin-top="0in" fo:margin-bottom="0in" loext:contextual-spacing="false" fo:line-height="100%" fo:text-indent="-0.25in" style:auto-text-indent="false" fo:break-before="auto" fo:break-after="auto" fo:background-color="#f8f9fa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 fo:break-before="auto" fo:break-after="auto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 fo:break-before="auto" fo:break-after="auto"/>
    </style:style>
    <style:style style:name="P9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 fo:break-before="auto" fo:break-after="auto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 fo:break-before="auto" fo:break-after="auto"/>
    </style:style>
    <style:style style:name="P11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 fo:break-before="auto" fo:break-after="auto"/>
    </style:style>
    <style:style style:name="P12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 fo:break-before="auto" fo:break-after="auto"/>
    </style:style>
    <style:style style:name="P13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 fo:break-before="auto" fo:break-after="auto"/>
    </style:style>
    <style:style style:name="P14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 fo:break-before="auto" fo:break-after="auto"/>
    </style:style>
    <style:style style:name="P15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 fo:break-before="auto" fo:break-after="auto"/>
    </style:style>
    <style:style style:name="P16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 fo:break-before="auto" fo:break-after="auto"/>
    </style:style>
    <style:style style:name="P17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 fo:break-before="auto" fo:break-after="auto"/>
    </style:style>
    <style:style style:name="P18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 fo:break-before="auto" fo:break-after="auto"/>
    </style:style>
    <style:style style:name="P19" style:family="paragraph" style:parent-style-name="Standard" style:list-style-name="WWNum1">
      <loext:graphic-properties draw:fill="solid" draw:fill-color="#f8f9fa"/>
      <style:paragraph-properties fo:margin-left="0.5in" fo:margin-right="0in" fo:margin-top="0in" fo:margin-bottom="0.1665in" loext:contextual-spacing="false" fo:line-height="100%" fo:text-indent="-0.25in" style:auto-text-indent="false" fo:break-before="auto" fo:break-after="auto" fo:background-color="#f8f9fa"/>
    </style:style>
    <style:style style:name="P20" style:family="paragraph" style:parent-style-name="Standard" style:list-style-name="WWNum12">
      <loext:graphic-properties draw:fill="solid" draw:fill-color="#f8f9fa"/>
      <style:paragraph-properties fo:margin-left="0.5in" fo:margin-right="0in" fo:margin-top="0in" fo:margin-bottom="0.1665in" loext:contextual-spacing="false" fo:line-height="100%" fo:text-indent="-0.25in" style:auto-text-indent="false" fo:break-before="auto" fo:break-after="auto" fo:background-color="#f8f9fa"/>
    </style:style>
    <style:style style:name="P21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 fo:break-before="auto" fo:break-after="auto"/>
    </style:style>
    <style:style style:name="P22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 fo:break-before="auto" fo:break-after="auto"/>
    </style:style>
    <style:style style:name="P23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 fo:break-before="auto" fo:break-after="auto"/>
    </style:style>
    <style:style style:name="P24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 fo:break-before="auto" fo:break-after="auto"/>
    </style:style>
    <style:style style:name="P25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 fo:break-before="auto" fo:break-after="auto"/>
    </style:style>
    <style:style style:name="P26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 fo:break-before="auto" fo:break-after="auto"/>
    </style:style>
    <style:style style:name="P27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 fo:break-before="auto" fo:break-after="auto"/>
    </style:style>
    <style:style style:name="P28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 fo:break-before="auto" fo:break-after="auto"/>
    </style:style>
    <style:style style:name="P29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 fo:break-before="auto" fo:break-after="auto"/>
    </style:style>
    <style:style style:name="P30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 fo:break-before="auto" fo:break-after="auto"/>
    </style:style>
    <style:style style:name="P31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 fo:break-before="auto" fo:break-after="auto"/>
    </style:style>
    <style:style style:name="P32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 fo:break-before="auto" fo:break-after="auto"/>
    </style:style>
    <style:style style:name="P33" style:family="paragraph" style:parent-style-name="Standard" style:master-page-name="Standard">
      <style:paragraph-properties style:page-number="1" fo:break-before="auto" fo:break-after="auto"/>
    </style:style>
    <style:style style:name="T1" style:family="text">
      <style:text-properties fo:color="#212529" style:font-name="Roboto" fo:font-size="12pt" fo:background-color="#f8f9fa" loext:char-shading-value="0" style:font-name-asian="Roboto1" style:font-size-asian="12pt" style:font-name-complex="Roboto1" style:font-size-complex="12pt"/>
    </style:style>
    <style:style style:name="T2" style:family="text">
      <style:text-properties fo:color="#212529" style:font-name="Roboto" fo:font-size="12pt" style:font-name-asian="Roboto1" style:font-size-asian="12pt" style:font-name-complex="Roboto1" style:font-size-complex="12pt"/>
    </style:style>
    <style:style style:name="T3" style:family="text">
      <style:text-properties fo:color="#ff0000" style:font-name="Roboto" fo:font-size="12pt" fo:font-weight="bold" fo:background-color="#f8f9fa" loext:char-shading-value="0" style:font-name-asian="Roboto1" style:font-size-asian="12pt" style:font-weight-asian="bold" style:font-name-complex="Roboto1" style:font-size-complex="12pt"/>
    </style:style>
    <style:style style:name="T4" style:family="text">
      <style:text-properties fo:background-color="#f8f9fa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">Q1.1: What type of news article are you reviewing? (Check one): </text:span><text:span text:style-name="T3">*</text:span></text:p>
      <text:list xml:id="list22033426" text:style-name="WWNum1">
        <text:list-item>
          <text:p text:style-name="P5"><text:span text:style-name="T2"><text:s/>Straight news, or 'hard news'</text:span></text:p>
        </text:list-item>
        <text:list-item>
          <text:p text:style-name="P5"><text:span text:style-name="T2"><text:s/>Editorial/opinion</text:span></text:p>
        </text:list-item>
        <text:list-item>
          <text:p text:style-name="P5"><text:span text:style-name="T2"><text:s/>Feature/investigation</text:span></text:p>
        </text:list-item>
        <text:list-item>
          <text:p text:style-name="P5"><text:span text:style-name="T2"><text:s/>Satire</text:span></text:p>
        </text:list-item>
        <text:list-item>
          <text:p text:style-name="P19"><text:span text:style-name="T2"><text:s/>Lifestyle content, obituary, 'listicle', or other 'soft news'</text:span></text:p>
        </text:list-item>
      </text:list>
      <text:p text:style-name="P1"><text:span text:style-name="T1">Q1.2: How accurately does the story’s headline describe the content of the story? </text:span><text:span text:style-name="T3">*</text:span></text:p>
      <text:list xml:id="list599101025" text:style-name="WWNum12">
        <text:list-item>
          <text:p text:style-name="P6"><text:span text:style-name="T2"><text:s/>Extremely inaccurately</text:span></text:p>
        </text:list-item>
        <text:list-item>
          <text:p text:style-name="P6"><text:span text:style-name="T2"><text:s/>Somewhat inaccurately</text:span></text:p>
        </text:list-item>
        <text:list-item>
          <text:p text:style-name="P6"><text:span text:style-name="T2"><text:s/>Somewhat accurately</text:span></text:p>
        </text:list-item>
        <text:list-item>
          <text:p text:style-name="P20"><text:span text:style-name="T2"><text:s/>Extremely accurately</text:span></text:p>
        </text:list-item>
      </text:list>
      <text:p text:style-name="P1"><text:span text:style-name="T1">Please explain: </text:span><text:span text:style-name="T3">*</text:span><text:span text:style-name="T1"> </text:span></text:p>
      <text:p text:style-name="P2"/>
      <text:p text:style-name="P4"><text:span text:style-name="T1">Q1.3: Does the story’s headline contain any of the following elements? Check all that apply.</text:span></text:p>
      <text:list xml:id="list4162930462" text:style-name="WWNum2">
        <text:list-item>
          <text:p text:style-name="P7"><text:span text:style-name="T1"><text:s/>A proper noun</text:span></text:p>
        </text:list-item>
        <text:list-item>
          <text:p text:style-name="P7"><text:span text:style-name="T1"><text:s/>A question</text:span></text:p>
        </text:list-item>
        <text:list-item>
          <text:p text:style-name="P7"><text:span text:style-name="T1"><text:s/>A colon</text:span></text:p>
        </text:list-item>
        <text:list-item>
          <text:p text:style-name="P7"><text:span text:style-name="T1"><text:s/>A quotation</text:span></text:p>
        </text:list-item>
        <text:list-item>
          <text:p text:style-name="P7"><text:span text:style-name="T1"><text:s/>Words or phrases that are entirely capitalized (all caps)</text:span></text:p>
        </text:list-item>
        <text:list-item>
          <text:p text:style-name="P7"><text:span text:style-name="T1"><text:s/>The pronoun 'this'</text:span></text:p>
        </text:list-item>
        <text:list-item>
          <text:p text:style-name="P7"><text:span text:style-name="T1"><text:s/>Generalizing terms (ex: 'never', 'always')</text:span></text:p>
        </text:list-item>
        <text:list-item>
          <text:p text:style-name="P7"><text:span text:style-name="T1"><text:s/>Explanation phrases, such as 'Here’s why...'</text:span></text:p>
        </text:list-item>
        <text:list-item>
          <text:p text:style-name="P21"><text:span text:style-name="T1"><text:s/>Hyperbolic, emotional or sensationalized language</text:span></text:p>
        </text:list-item>
      </text:list>
      <text:p text:style-name="P4"><text:span text:style-name="T1">Q1.3.1: If the headline contains a quotation, does that same quotation appear in the content of the story?</text:span></text:p>
      <text:list xml:id="list3756949263" text:style-name="WWNum3">
        <text:list-item>
          <text:p text:style-name="P8"><text:span text:style-name="T1"><text:s/>No</text:span></text:p>
        </text:list-item>
        <text:list-item>
          <text:p text:style-name="P22"><text:soft-page-break/><text:span text:style-name="T1"><text:s/>Yes</text:span></text:p>
        </text:list-item>
      </text:list>
      <text:p text:style-name="P4"><text:span text:style-name="T1">Q1.4: Does the article begin with a fact-based lead? </text:span><text:span text:style-name="T3">*</text:span></text:p>
      <text:list xml:id="list3453171378" text:style-name="WWNum13">
        <text:list-item>
          <text:p text:style-name="P9"><text:span text:style-name="T1"><text:s/>No</text:span></text:p>
        </text:list-item>
        <text:list-item>
          <text:p text:style-name="P23"><text:span text:style-name="T1"><text:s/>Yes</text:span></text:p>
        </text:list-item>
      </text:list>
      <text:p text:style-name="P4"><text:span text:style-name="T1">Q1.5 Please rate the degree of bias in the article copy: </text:span><text:span text:style-name="T3">*</text:span></text:p>
      <text:list xml:id="list206216911" text:style-name="WWNum4">
        <text:list-item>
          <text:p text:style-name="P10"><text:span text:style-name="T1"><text:s/>Extremely biased</text:span></text:p>
        </text:list-item>
        <text:list-item>
          <text:p text:style-name="P10"><text:span text:style-name="T1"><text:s/>Mostly biased</text:span></text:p>
        </text:list-item>
        <text:list-item>
          <text:p text:style-name="P10"><text:span text:style-name="T1"><text:s/>Somewhat biased</text:span></text:p>
        </text:list-item>
        <text:list-item>
          <text:p text:style-name="P24"><text:span text:style-name="T1"><text:s/>Entirely unbiased</text:span></text:p>
        </text:list-item>
      </text:list>
      <text:p text:style-name="P4"><text:span text:style-name="T1">Please explain; you may copy and paste text from the article to substantiate your answer: </text:span><text:span text:style-name="T3">*</text:span><text:span text:style-name="T1"> </text:span></text:p>
      <text:p text:style-name="P3"/>
      <text:p text:style-name="P4"><text:span text:style-name="T1">Q1.6 Does the article use sensationalised language: </text:span><text:span text:style-name="T3">*</text:span></text:p>
      <text:list xml:id="list2170919811" text:style-name="WWNum10">
        <text:list-item>
          <text:p text:style-name="P11"><text:span text:style-name="T1"><text:s/>Extremely sensationalised</text:span></text:p>
        </text:list-item>
        <text:list-item>
          <text:p text:style-name="P11"><text:span text:style-name="T1"><text:s/>Somewhat sensationalised</text:span></text:p>
        </text:list-item>
        <text:list-item>
          <text:p text:style-name="P11"><text:span text:style-name="T1"><text:s/>Mainly neutral</text:span></text:p>
        </text:list-item>
        <text:list-item>
          <text:p text:style-name="P25"><text:span text:style-name="T1"><text:s/>Entirely neutral</text:span></text:p>
        </text:list-item>
      </text:list>
      <text:p text:style-name="P4"><text:span text:style-name="T1">Please explain; you may copy and paste text from the article to substantiate your answer: </text:span><text:span text:style-name="T3">*</text:span><text:span text:style-name="T1"> </text:span></text:p>
      <text:p text:style-name="P4"><text:span text:style-name="T1">Q1.7: Does this story negatively target a specific group or individual? </text:span><text:span text:style-name="T3">*</text:span></text:p>
      <text:list xml:id="list3643238432" text:style-name="WWNum11">
        <text:list-item>
          <text:p text:style-name="P12"><text:span text:style-name="T1"><text:s/>No</text:span></text:p>
        </text:list-item>
        <text:list-item>
          <text:p text:style-name="P26"><text:span text:style-name="T1"><text:s/>Yes</text:span></text:p>
        </text:list-item>
      </text:list>
      <text:p text:style-name="P2"/>
      <text:p text:style-name="P2"/>
      <text:p text:style-name="P1"><text:span text:style-name="T1">XXX</text:span></text:p>
      <text:p text:style-name="P2"/>
      <text:p text:style-name="P2"/>
      <text:p text:style-name="P4"><text:span text:style-name="T1">Q2.8: How much information is provided in the article’s byline? </text:span><text:span text:style-name="T3">*</text:span></text:p>
      <text:list xml:id="list2103042778" text:style-name="WWNum8">
        <text:list-item>
          <text:p text:style-name="P13"><text:soft-page-break/><text:span text:style-name="T1"><text:s/>There is no attribution to any individual, newswire, or specific team of the site</text:span></text:p>
        </text:list-item>
        <text:list-item>
          <text:p text:style-name="P13"><text:span text:style-name="T1"><text:s/>There is partial information given for the author’s name</text:span></text:p>
        </text:list-item>
        <text:list-item>
          <text:p text:style-name="P27"><text:span text:style-name="T1"><text:s/>There is a full name for the author/authors and/or the specific newswire service name</text:span></text:p>
        </text:list-item>
      </text:list>
      <text:p text:style-name="P4"><text:span text:style-name="T1">Q2.9.1: Can you determine the date of the event covered by the article? </text:span><text:span text:style-name="T3">*</text:span></text:p>
      <text:list xml:id="list3042979339" text:style-name="WWNum9">
        <text:list-item>
          <text:p text:style-name="P14"><text:span text:style-name="T1"><text:s/>No</text:span></text:p>
        </text:list-item>
        <text:list-item>
          <text:p text:style-name="P28"><text:span text:style-name="T1"><text:s/>Yes</text:span></text:p>
        </text:list-item>
      </text:list>
      <text:p text:style-name="P4"><text:span text:style-name="T1">Q2.9.2: Please record the date of the news event or development covered by the story. (dd-mm-yyyy): </text:span></text:p>
      <text:p text:style-name="P4"><text:span text:style-name="T1">Q2.10: Is the story covering a news event or development that occurred within 30 days prior to the article’s publication date? </text:span><text:span text:style-name="T3">*</text:span></text:p>
      <text:list xml:id="list921048480" text:style-name="WWNum5">
        <text:list-item>
          <text:p text:style-name="P15"><text:span text:style-name="T1"><text:s/>No</text:span></text:p>
        </text:list-item>
        <text:list-item>
          <text:p text:style-name="P29"><text:span text:style-name="T1"><text:s/>Yes</text:span></text:p>
        </text:list-item>
      </text:list>
      <text:p text:style-name="P4"><text:span text:style-name="T1">Please explain: </text:span><text:span text:style-name="T3">*</text:span><text:span text:style-name="T1"> </text:span></text:p>
      <text:p text:style-name="P4"><text:span text:style-name="T1">Q2.11: Has the same story been covered by at least one other reliable local media outlet? </text:span><text:span text:style-name="T3">*</text:span></text:p>
      <text:list xml:id="list4027857894" text:style-name="WWNum14">
        <text:list-item>
          <text:p text:style-name="P16"><text:span text:style-name="T1"><text:s/>No</text:span></text:p>
        </text:list-item>
        <text:list-item>
          <text:p text:style-name="P30"><text:span text:style-name="T1"><text:s/>Yes</text:span></text:p>
        </text:list-item>
      </text:list>
      <text:p text:style-name="P4"><text:span text:style-name="T1">Please explain: </text:span><text:span text:style-name="T3">*</text:span><text:span text:style-name="T1"> </text:span></text:p>
      <text:p text:style-name="P4"><text:span text:style-name="T1">Q2.12: How is the article presented on the domain? </text:span><text:span text:style-name="T3">*</text:span></text:p>
      <text:list xml:id="list3672993009" text:style-name="WWNum6">
        <text:list-item>
          <text:p text:style-name="P17"><text:span text:style-name="T1"><text:s/>Straight news, or “hard news”</text:span></text:p>
        </text:list-item>
        <text:list-item>
          <text:p text:style-name="P17"><text:span text:style-name="T1"><text:s/>Editorial/opinion</text:span></text:p>
        </text:list-item>
        <text:list-item>
          <text:p text:style-name="P17"><text:span text:style-name="T1"><text:s/>Feature/investigation</text:span></text:p>
        </text:list-item>
        <text:list-item>
          <text:p text:style-name="P17"><text:span text:style-name="T1"><text:s/>Lifestyle content, obituary, “listicle”, or other “soft news”</text:span></text:p>
        </text:list-item>
        <text:list-item>
          <text:p text:style-name="P17"><text:span text:style-name="T1"><text:s/>Satire</text:span></text:p>
        </text:list-item>
        <text:list-item>
          <text:p text:style-name="P31"><text:span text:style-name="T1"><text:s/>Other</text:span></text:p>
        </text:list-item>
      </text:list>
      <text:p text:style-name="P4"><text:span text:style-name="T1">If 'Other', please specify how the article is represented on the domain: </text:span></text:p>
      <text:p text:style-name="P4"><text:span text:style-name="T1">Q2.13: How would you characterize the degree of sensationalism created by visual cues used in the article online, such as videos, images, quotes, bold text, etc.? </text:span><text:span text:style-name="T3">*</text:span></text:p>
      <text:list xml:id="list4259058472" text:style-name="WWNum7">
        <text:list-item>
          <text:p text:style-name="P18"><text:span text:style-name="T1"><text:s/>Extremely sensationalised</text:span></text:p>
        </text:list-item>
        <text:list-item>
          <text:p text:style-name="P18"><text:span text:style-name="T1"><text:s/>Somewhat sensationalised</text:span></text:p>
        </text:list-item>
        <text:list-item>
          <text:p text:style-name="P18"><text:soft-page-break/><text:span text:style-name="T1"><text:s/>Mainly neutral</text:span></text:p>
        </text:list-item>
        <text:list-item>
          <text:p text:style-name="P32"><text:span text:style-name="T1"><text:s/>Entirely neutral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12529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12529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212529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212529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212529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212529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212529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212529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212529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212529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212529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212529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212529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212529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3" meta:word-count="474" meta:character-count="2801" meta:non-whitespace-character-count="2393"/>
    <meta:generator>LibreOfficeDev/6.0.5.2$Linux_X86_64 LibreOffice_project/</meta:generator>
  </office:meta>
</office:document-meta>
</file>